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ff9900" draw:fill-color="#ff9900" draw:textarea-horizontal-align="justify" draw:textarea-vertical-align="middle" draw:auto-grow-height="false"/>
    </style:style>
    <style:style style:name="gr4" style:family="graphic" style:parent-style-name="standard">
      <style:graphic-properties svg:stroke-color="#999999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color="#808080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svg:stroke-color="#ff0000" draw:fill-color="#ff0000" draw:textarea-horizontal-align="center" draw:textarea-vertical-align="middle"/>
    </style:style>
    <style:style style:name="gr8" style:family="graphic" style:parent-style-name="standard">
      <style:graphic-properties svg:stroke-color="#0000ff" draw:fill-color="#3333ff" draw:textarea-horizontal-align="center" draw:textarea-vertical-align="middle"/>
    </style:style>
    <style:style style:name="gr9" style:family="graphic" style:parent-style-name="standard">
      <style:graphic-properties svg:stroke-color="#ffffff" draw:fill-color="#ffffff" draw:textarea-horizontal-align="center" draw:textarea-vertical-align="middle"/>
    </style:style>
    <style:style style:name="gr10" style:family="graphic" style:parent-style-name="objectwithoutfill">
      <style:graphic-properties svg:stroke-width="0.106cm" svg:stroke-color="#666666" draw:marker-start-width="0.359cm" draw:marker-end-width="0.359cm" draw:fill="none" draw:textarea-horizontal-align="center" draw:textarea-vertical-align="middle" fo:padding-top="0.053cm" fo:padding-bottom="0.053cm" fo:padding-left="0.053cm" fo:padding-right="0.053cm"/>
    </style:style>
    <style:style style:name="gr11" style:family="graphic" style:parent-style-name="standard">
      <style:graphic-properties svg:stroke-color="#808080" draw:fill-color="#999999" draw:textarea-horizontal-align="center" draw:textarea-vertical-align="middle"/>
    </style:style>
    <style:style style:name="gr12" style:family="graphic" style:parent-style-name="objectwithoutfill">
      <style:graphic-properties svg:stroke-width="0.028cm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3" style:family="graphic" style:parent-style-name="objectwithoutfill">
      <style:graphic-properties svg:stroke-width="0.035cm" svg:stroke-color="#666666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0.273cm" svg:height="2.262cm" svg:x="1.945cm" svg:y="1.47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72cm" svg:height="1cm" svg:x="2.219cm" svg:y="2.55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0.273cm" svg:height="0.182cm" svg:x="2.218cm" svg:y="3.5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272cm" svg:height="1cm" svg:x="1.672cm" svg:y="2.559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3" draw:text-style-name="P1" draw:layer="layout" svg:width="0.273cm" svg:height="0.182cm" svg:x="1.671cm" svg:y="3.559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" draw:text-style-name="P1" draw:layer="layout" svg:width="0.198cm" svg:height="1cm" svg:x="1.987cm" svg:y="2.5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198cm" svg:height="0.184cm" svg:x="1.987cm" svg:y="3.5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88cm" svg:height="0.095cm" svg:x="1.886cm" svg:y="1.389cm">
          <text:p/>
          <draw:enhanced-geometry svg:viewBox="0 0 21600 21600" draw:glue-points="?f6 10800 10800 21600 ?f5 10800 10800 0" draw:text-areas="?f3 ?f3 ?f4 ?f4" draw:type="trapezoid" draw:modifiers="3238.0952380952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0.389cm" svg:height="0.496cm" svg:x="1.887cm" svg:y="0.8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88cm" svg:height="0.167cm" svg:x="1.887cm" svg:y="0.724cm">
          <text:p/>
          <draw:enhanced-geometry svg:viewBox="0 0 21600 21600" draw:glue-points="?f6 10800 10800 21600 ?f5 10800 10800 0" draw:text-areas="?f3 ?f3 ?f4 ?f4" draw:mirror-vertical="true" draw:type="trapezoid" draw:modifiers="8606.683804627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0.079cm" svg:height="0.507cm" svg:x="2.044cm" svg:y="0.2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078cm" svg:height="0.074cm" svg:x="2.042cm" svg:y="0.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rect draw:style-name="gr7" draw:layer="layout" svg:width="0.212cm" svg:height="0.079cm" svg:x="1.977cm" svg:y="1.694cm">
            <text:p/>
          </draw:rect>
          <draw:rect draw:style-name="gr8" draw:layer="layout" svg:width="0.212cm" svg:height="0.079cm" svg:x="1.977cm" svg:y="1.774cm">
            <text:p/>
          </draw:rect>
          <draw:rect draw:style-name="gr9" draw:layer="layout" svg:width="0.212cm" svg:height="0.082cm" svg:x="1.978cm" svg:y="1.854cm">
            <text:p/>
          </draw:rect>
        </draw:g>
        <draw:line draw:style-name="gr10" draw:layer="layout" svg:x1="0.8cm" svg:y1="0.3cm" svg:x2="0.8cm" svg:y2="3.8cm">
          <text:p/>
        </draw:line>
        <draw:line draw:style-name="gr10" draw:layer="layout" svg:x1="1cm" svg:y1="0.3cm" svg:x2="1cm" svg:y2="3.8cm">
          <text:p/>
        </draw:line>
        <draw:rect draw:style-name="gr11" draw:layer="layout" svg:width="2.093cm" svg:height="0.187cm" svg:x="0.501cm" svg:y="3.713cm">
          <text:p/>
        </draw:rect>
        <draw:path draw:style-name="gr12" draw:layer="layout" svg:width="0.934cm" svg:height="0.234cm" svg:x="1.01cm" svg:y="1.492cm" svg:viewBox="0 0 935 235" svg:d="m0 0c432 467 935 94 935 94">
          <text:p/>
        </draw:path>
        <draw:line draw:style-name="gr13" draw:layer="layout" svg:x1="0.8cm" svg:y1="0.4cm" svg:x2="1cm" svg:y2="0.4cm">
          <text:p/>
        </draw:line>
        <draw:line draw:style-name="gr13" draw:layer="layout" svg:x1="0.8cm" svg:y1="0.9cm" svg:x2="1cm" svg:y2="0.9cm">
          <text:p/>
        </draw:line>
        <draw:line draw:style-name="gr13" draw:layer="layout" svg:x1="0.8cm" svg:y1="1.4cm" svg:x2="1cm" svg:y2="1.4cm">
          <text:p/>
        </draw:line>
        <draw:line draw:style-name="gr13" draw:layer="layout" svg:x1="0.8cm" svg:y1="1.9cm" svg:x2="1cm" svg:y2="1.9cm">
          <text:p/>
        </draw:line>
        <draw:line draw:style-name="gr13" draw:layer="layout" svg:x1="0.8cm" svg:y1="2.4cm" svg:x2="1cm" svg:y2="2.4cm">
          <text:p/>
        </draw:line>
        <draw:line draw:style-name="gr13" draw:layer="layout" svg:x1="0.8cm" svg:y1="2.9cm" svg:x2="1cm" svg:y2="2.9cm">
          <text:p/>
        </draw:line>
        <draw:line draw:style-name="gr13" draw:layer="layout" svg:x1="0.8cm" svg:y1="3.4cm" svg:x2="1cm" svg:y2="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2-25T12:29:59.15</meta:creation-date>
    <dc:language>de-DE</dc:language>
    <meta:editing-cycles>6</meta:editing-cycles>
    <meta:editing-duration>PT23M15S</meta:editing-duration>
    <dc:title>WEB-Draw-klein</dc:title>
    <meta:initial-creator>Martin Korneffel</meta:initial-creator>
    <dc:date>2014-02-25T12:53:13.77</dc:date>
    <dc:creator>Martin Korneffel</dc:creator>
    <meta:document-statistic meta:object-count="29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Users/Martin/AppData/Roaming/OpenOffice/4/user/template/WEB-Draw-klein.otg" meta:date="2014-02-25T12:29:58.66"/>
  </office:meta>
</office:document-meta>
</file>